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6.341cm" fo:margin-left="0.344cm" table:align="left"/>
    </style:style>
    <style:style style:name="Tabla8.A" style:family="table-column">
      <style:table-column-properties style:column-width="4.085cm"/>
    </style:style>
    <style:style style:name="Tabla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D1" style:family="table-cell">
      <style:table-cell-properties fo:background-color="#999999" fo:padding="0.097cm" fo:border="0.05pt solid #000000">
        <style:background-image/>
      </style:table-cell-properties>
    </style:style>
    <style:style style:name="Tabla1" style:family="table">
      <style:table-properties style:width="16.341cm" fo:margin-left="0.344cm" table:align="left"/>
    </style:style>
    <style:style style:name="Tabla1.A" style:family="table-column">
      <style:table-column-properties style:column-width="4.085cm"/>
    </style:style>
    <style:style style:name="Tabla1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cfe7f5" fo:padding="0.097cm" fo:border="0.05pt solid #000000">
        <style:background-image/>
      </style:table-cell-properties>
    </style:style>
    <style:style style:name="Tabla2" style:family="table">
      <style:table-properties style:width="16.341cm" fo:margin-left="0.344cm" table:align="left"/>
    </style:style>
    <style:style style:name="Tabla2.A" style:family="table-column">
      <style:table-column-properties style:column-width="1.021cm"/>
    </style:style>
    <style:style style:name="Tabla2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e6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G1" style:family="table-cell">
      <style:table-cell-properties fo:background-color="#008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P1" style:family="table-cell">
      <style:table-cell-properties fo:background-color="#cfe7f5" fo:padding="0.097cm" fo:border="0.05pt solid #000000">
        <style:background-image/>
      </style:table-cell-properties>
    </style:style>
    <style:style style:name="Tabla3" style:family="table">
      <style:table-properties style:width="16.341cm" fo:margin-left="0.344cm" table:align="left"/>
    </style:style>
    <style:style style:name="Tabla3.A" style:family="table-column">
      <style:table-column-properties style:column-width="1.021cm"/>
    </style:style>
    <style:style style:name="Tabla3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e6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O1" style:family="table-cell">
      <style:table-cell-properties fo:background-color="#008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P1" style:family="table-cell">
      <style:table-cell-properties fo:background-color="#cfe7f5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Source Sans Pro" officeooo:rsid="000e7c38" officeooo:paragraph-rsid="0014cdd7"/>
    </style:style>
    <style:style style:name="P2" style:family="paragraph" style:parent-style-name="Standard">
      <style:paragraph-properties fo:text-align="start" style:justify-single-word="false"/>
      <style:text-properties style:font-name="Source Sans Pro" style:text-underline-style="none" officeooo:rsid="000a925f" officeooo:paragraph-rsid="0014cdd7"/>
    </style:style>
    <style:style style:name="P3" style:family="paragraph" style:parent-style-name="Standard">
      <style:text-properties style:font-name="Source Sans Pro" fo:font-weight="bold" officeooo:rsid="000e7c38" officeooo:paragraph-rsid="0014cdd7" style:font-weight-asian="bold" style:font-weight-complex="bold"/>
    </style:style>
    <style:style style:name="P4" style:family="paragraph" style:parent-style-name="Standard">
      <style:text-properties style:font-name="Source Sans Pro" fo:font-weight="bold" officeooo:rsid="000e7c38" officeooo:paragraph-rsid="00169b61" style:font-weight-asian="bold" style:font-weight-complex="bold"/>
    </style:style>
    <style:style style:name="P5" style:family="paragraph" style:parent-style-name="Standard">
      <style:text-properties style:font-name="Source Sans Pro" fo:font-weight="bold" officeooo:rsid="000e7c38" officeooo:paragraph-rsid="0017c29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ource Sans Pro" style:text-underline-style="solid" style:text-underline-width="auto" style:text-underline-color="font-color" officeooo:rsid="000a925f" officeooo:paragraph-rsid="0014cdd7"/>
    </style:style>
    <style:style style:name="P7" style:family="paragraph" style:parent-style-name="Standard">
      <style:paragraph-properties fo:text-align="start" style:justify-single-word="false"/>
      <style:text-properties style:font-name="Source Sans Pro" style:text-underline-style="solid" style:text-underline-width="auto" style:text-underline-color="font-color" officeooo:rsid="000a925f" officeooo:paragraph-rsid="00169b61"/>
    </style:style>
    <style:style style:name="P8" style:family="paragraph" style:parent-style-name="Standard">
      <style:paragraph-properties fo:text-align="start" style:justify-single-word="false" fo:break-before="page"/>
      <style:text-properties style:font-name="Source Sans Pro" style:text-underline-style="solid" style:text-underline-width="auto" style:text-underline-color="font-color" officeooo:rsid="000a925f" officeooo:paragraph-rsid="0014cdd7"/>
    </style:style>
    <style:style style:name="P9" style:family="paragraph" style:parent-style-name="Standard">
      <style:paragraph-properties fo:text-align="start" style:justify-single-word="false" fo:break-before="page"/>
      <style:text-properties style:font-name="Source Sans Pro" style:text-underline-style="solid" style:text-underline-width="auto" style:text-underline-color="font-color" officeooo:rsid="000a925f" officeooo:paragraph-rsid="00169b61"/>
    </style:style>
    <style:style style:name="P10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14cdd7" fo:background-color="transparent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14cdd7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169b61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bold" officeooo:rsid="000c8d1e" officeooo:paragraph-rsid="0017c29c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rsid="000c8d1e" officeooo:paragraph-rsid="0014cdd7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rsid="000c8d1e" officeooo:paragraph-rsid="00169b61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Source Sans Pro" fo:font-size="11pt" fo:font-weight="bold" officeooo:rsid="000c8d1e" officeooo:paragraph-rsid="0014cdd7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Source Sans Pro" fo:font-size="11pt" fo:font-weight="bold" officeooo:rsid="000c8d1e" officeooo:paragraph-rsid="00169b6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420e" style:text-position="0% 100%" style:font-name="Source Sans Pro" fo:font-size="12pt" fo:font-weight="bold" officeooo:rsid="000c8d1e" officeooo:paragraph-rsid="0014cdd7" fo:background-color="transparent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420e" style:text-position="0% 100%" style:font-name="Source Sans Pro" fo:font-size="12pt" fo:font-weight="bold" officeooo:rsid="000c8d1e" officeooo:paragraph-rsid="00169b61" fo:background-color="transparent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420e" style:text-position="0% 100%" style:font-name="Source Sans Pro" fo:font-size="11pt" fo:font-weight="normal" officeooo:rsid="000c8d1e" officeooo:paragraph-rsid="0017c29c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ff420e" style:text-position="0% 100%" style:font-name="Source Sans Pro" fo:font-size="11pt" fo:font-weight="normal" officeooo:rsid="000c8d1e" officeooo:paragraph-rsid="00169b61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ff420e" style:font-name="Source Sans Pro" fo:font-size="11pt" fo:font-weight="normal" officeooo:rsid="000c8d1e" officeooo:paragraph-rsid="00169b61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text-position="0% 100%" style:font-name="Source Sans Pro" fo:font-size="12pt" fo:font-weight="bold" officeooo:rsid="000c8d1e" officeooo:paragraph-rsid="0014cdd7" fo:background-color="transparent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text-position="0% 100%" style:font-name="Source Sans Pro" fo:font-size="12pt" fo:font-weight="bold" officeooo:rsid="000c8d1e" officeooo:paragraph-rsid="00169b61" fo:background-color="transparent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Source Sans Pro" officeooo:rsid="000b27ac" officeooo:paragraph-rsid="0014cdd7"/>
    </style:style>
    <style:style style:name="P26" style:family="paragraph" style:parent-style-name="Text_20_body">
      <style:text-properties style:font-name="Source Sans Pro" officeooo:rsid="000b27ac" officeooo:paragraph-rsid="00169b61"/>
    </style:style>
    <style:style style:name="P27" style:family="paragraph" style:parent-style-name="Text_20_body">
      <style:paragraph-properties fo:background-color="transparent">
        <style:background-image/>
      </style:paragraph-properties>
      <style:text-properties style:font-name="Source Sans Pro" officeooo:rsid="000b27ac" officeooo:paragraph-rsid="0014cdd7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color="#ffffff" style:font-name="Source Sans Pro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officeooo:rsid="000bfab3" style:font-weight-asian="bold" style:font-weight-complex="bold"/>
    </style:style>
    <style:style style:name="T2" style:family="text">
      <style:text-properties fo:font-weight="bold" officeooo:rsid="0014cdd7" style:font-weight-asian="bold" style:font-weight-complex="bold"/>
    </style:style>
    <style:style style:name="T3" style:family="text">
      <style:text-properties fo:font-weight="bold" officeooo:rsid="00147a4a" style:font-weight-asian="bold" style:font-weight-complex="bold"/>
    </style:style>
    <style:style style:name="T4" style:family="text">
      <style:text-properties fo:font-weight="bold" officeooo:rsid="0017c29c" style:font-weight-asian="bold" style:font-weight-complex="bold"/>
    </style:style>
    <style:style style:name="T5" style:family="text">
      <style:text-properties style:use-window-font-color="true" officeooo:rsid="000c652b"/>
    </style:style>
    <style:style style:name="T6" style:family="text">
      <style:text-properties style:use-window-font-color="true" officeooo:rsid="000a925f"/>
    </style:style>
    <style:style style:name="T7" style:family="text">
      <style:text-properties style:use-window-font-color="true" style:text-position="sub 58%" officeooo:rsid="000a925f"/>
    </style:style>
    <style:style style:name="T8" style:family="text">
      <style:text-properties style:use-window-font-color="true" style:text-position="sub 58%" officeooo:rsid="0013c163"/>
    </style:style>
    <style:style style:name="T9" style:family="text">
      <style:text-properties style:use-window-font-color="true" style:text-position="sub 58%" officeooo:rsid="0013d2f4"/>
    </style:style>
    <style:style style:name="T10" style:family="text">
      <style:text-properties style:use-window-font-color="true" officeooo:rsid="0013c163"/>
    </style:style>
    <style:style style:name="T11" style:family="text">
      <style:text-properties style:use-window-font-color="true" officeooo:rsid="0013d2f4"/>
    </style:style>
    <style:style style:name="T12" style:family="text">
      <style:text-properties style:use-window-font-color="true" officeooo:rsid="000e5ae1"/>
    </style:style>
    <style:style style:name="T13" style:family="text">
      <style:text-properties style:use-window-font-color="true" officeooo:rsid="0014cdd7"/>
    </style:style>
    <style:style style:name="T14" style:family="text">
      <style:text-properties officeooo:rsid="0014cdd7"/>
    </style:style>
    <style:style style:name="T15" style:family="text">
      <style:text-properties officeooo:rsid="00169b61"/>
    </style:style>
    <style:style style:name="T16" style:family="text">
      <style:text-properties officeooo:rsid="0017c29c"/>
    </style:style>
    <style:style style:name="T17" style:family="text">
      <style:text-properties fo:font-weight="normal" officeooo:rsid="0017c29c" style:font-weight-asian="normal" style:font-weight-complex="normal"/>
    </style:style>
    <style:style style:name="T18" style:family="text">
      <style:text-properties fo:font-weight="normal" officeooo:rsid="0014cdd7" style:font-weight-asian="normal" style:font-weight-complex="normal"/>
    </style:style>
    <style:style style:name="T19" style:family="text">
      <style:text-properties fo:color="#ffffff" style:font-name="Source Sans Pro" fo:font-size="8pt" fo:font-weight="bold" style:font-size-asian="8pt" style:font-weight-asian="bold" style:font-size-complex="8pt" style:font-weight-complex="bol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2323dc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3" style:family="graphic">
      <style:graphic-properties svg:stroke-width="0.101cm" svg:stroke-color="#2323dc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Ultrafine_20_Dashed" svg:stroke-width="0.049cm" svg:stroke-color="#0047ff" draw:marker-end="Fin_20_de_20_línea_20_1" draw:fill="solid" draw:fill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7" style:family="graphic">
      <style:graphic-properties svg:stroke-width="0.049cm" svg:stroke-color="#ff420e" draw:marker-start="Fin_20_de_20_línea_20_1" draw:marker-start-width="0.15cm" draw:fill="solid" draw:fill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8" style:family="graphic">
      <style:graphic-properties svg:stroke-width="0.101cm" svg:stroke-color="#0047ff" draw:marker-start="Fin_20_de_20_línea_20_1" draw:marker-start-width="0.15cm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9" style:family="graphic">
      <style:graphic-properties svg:stroke-width="0.049cm" svg:stroke-color="#008000" draw:marker-start="Fin_20_de_20_línea_20_1" draw:marker-start-width="0.15cm" draw:fill="solid" draw:fill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10" style:family="graphic">
      <style:graphic-properties svg:stroke-width="0.101cm" svg:stroke-color="#008000" draw:marker-end="Fin_20_de_20_línea_20_1" draw:marker-end-width="0.25cm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draw:stroke="dash" draw:stroke-dash="Ultrafine_20_Dashed" svg:stroke-width="0.049cm" svg:stroke-color="#0047ff" draw:fill="solid" draw:fill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12" style:family="graphic">
      <style:graphic-properties svg:stroke-width="0.101cm" svg:stroke-color="#008000" draw:fill="none" draw:textarea-vertical-align="middle" draw:auto-grow-height="false" fo:min-height="1.321cm" fo:min-width="0.88cm" fo:padding-top="0.049cm" fo:padding-bottom="0.049cm" fo:padding-left="0.049cm" fo:padding-right="0.049cm" style:run-through="background"/>
    </style:style>
    <style:style style:name="gr13" style:family="graphic">
      <style:graphic-properties svg:stroke-width="0.101cm" svg:stroke-color="#ff420e" draw:marker-end="Fin_20_de_20_línea_20_1" draw:marker-end-width="0.25cm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14" style:family="graphic">
      <style:graphic-properties svg:stroke-width="0.101cm" svg:stroke-color="#ff420e" draw:fill="none" draw:textarea-vertical-align="middle" draw:auto-grow-height="false" fo:min-height="1.321cm" fo:min-width="0.88cm" fo:padding-top="0.049cm" fo:padding-bottom="0.049cm" fo:padding-left="0.049cm" fo:padding-right="0.049cm" style:run-through="background"/>
    </style:style>
    <style:style style:name="gr15" style:family="graphic">
      <style:graphic-properties svg:stroke-width="0.101cm" svg:stroke-color="#000000" draw:fill="solid" draw:fill-color="#0000ff" draw:textarea-horizontal-align="justify" draw:textarea-vertical-align="middle" draw:auto-grow-height="false" fo:padding-top="0.049cm" fo:padding-bottom="0.049cm" fo:padding-left="0.049cm" fo:padding-right="0.049cm" style:run-through="background"/>
    </style:style>
    <style:style style:name="gr16" style:family="graphic">
      <style:graphic-properties draw:stroke="dash" draw:stroke-dash="Ultrafine_20_Dashed" svg:stroke-width="0.049cm" svg:stroke-color="#ff420e" draw:marker-end="Fin_20_de_20_línea_20_1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49cm" svg:stroke-color="#ff420e" draw:marker-start="Fin_20_de_20_línea_20_1" draw:marker-start-width="0.15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101cm" svg:stroke-color="#ff420e" draw:marker-start="Fin_20_de_20_línea_20_1" draw:marker-start-width="0.15cm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49cm" svg:stroke-color="#008000" draw:marker-start="Fin_20_de_20_línea_20_1" draw:marker-start-width="0.15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101cm" svg:stroke-color="#008000" draw:marker-end="Fin_20_de_20_línea_20_1" draw:marker-end-width="0.25cm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dash" draw:stroke-dash="Ultrafine_20_Dashed" svg:stroke-width="0.049cm" svg:stroke-color="#ff420e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101cm" svg:stroke-color="#008000" draw:fill="none" draw:textarea-vertical-align="middle" draw:auto-grow-height="false" fo:min-height="1.321cm" fo:min-width="0.88cm" fo:padding-top="0.049cm" fo:padding-bottom="0.049cm" fo:padding-left="0.049cm" fo:padding-right="0.049cm" style:run-through="background" draw:wrap-influence-on-position="once-concurrent"/>
    </style:style>
    <style:style style:name="gr23" style:family="graphic">
      <style:graphic-properties svg:stroke-width="0.101cm" svg:stroke-color="#ff420e" draw:marker-end="Fin_20_de_20_línea_20_1" draw:marker-end-width="0.25cm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width="0.101cm" svg:stroke-color="#ff420e" draw:fill="none" draw:textarea-vertical-align="middle" draw:auto-grow-height="false" fo:min-height="1.321cm" fo:min-width="0.88cm" fo:padding-top="0.049cm" fo:padding-bottom="0.049cm" fo:padding-left="0.049cm" fo:padding-right="0.049cm" style:run-through="background" draw:wrap-influence-on-position="once-concurrent"/>
    </style:style>
    <style:style style:name="gr25" style:family="graphic">
      <style:graphic-properties svg:stroke-width="0.101cm" svg:stroke-color="#000000" draw:fill="solid" draw:fill-color="#ff420e" draw:textarea-horizontal-align="justify" draw:textarea-vertical-align="middle" draw:auto-grow-height="false" fo:padding-top="0.049cm" fo:padding-bottom="0.049cm" fo:padding-left="0.049cm" fo:padding-right="0.049cm" style:run-through="background" draw:wrap-influence-on-position="once-concurrent"/>
    </style:style>
    <style:style style:name="gr26" style:family="graphic">
      <style:graphic-properties draw:stroke="dash" draw:stroke-dash="Ultrafine_20_Dashed" svg:stroke-width="0.049cm" svg:stroke-color="#ff420e" draw:marker-end="Fin_20_de_20_línea_20_1" draw:fill="solid" draw:fill-color="#000000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27" style:family="graphic">
      <style:graphic-properties svg:stroke-width="0.049cm" svg:stroke-color="#ff420e" draw:marker-start="Fin_20_de_20_línea_20_1" draw:marker-start-width="0.15cm" draw:fill="solid" draw:fill-color="#000000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28" style:family="graphic">
      <style:graphic-properties svg:stroke-width="0.101cm" svg:stroke-color="#ff420e" draw:marker-start="Fin_20_de_20_línea_20_1" draw:marker-start-width="0.15cm" draw:fill="solid" draw:fill-color="#000000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29" style:family="graphic">
      <style:graphic-properties svg:stroke-width="0.049cm" svg:stroke-color="#008000" draw:marker-start="Fin_20_de_20_línea_20_1" draw:marker-start-width="0.15cm" draw:fill="solid" draw:fill-color="#000000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30" style:family="graphic">
      <style:graphic-properties svg:stroke-width="0.101cm" svg:stroke-color="#008000" draw:marker-end="Fin_20_de_20_línea_20_1" draw:marker-end-width="0.25cm" draw:fill="solid" draw:fill-color="#000000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31" style:family="graphic">
      <style:graphic-properties draw:stroke="dash" draw:stroke-dash="Ultrafine_20_Dashed" svg:stroke-width="0.049cm" svg:stroke-color="#ff420e" draw:fill="solid" draw:fill-color="#000000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32" style:family="graphic">
      <style:graphic-properties svg:stroke-width="0.101cm" svg:stroke-color="#ff420e" draw:marker-end="Fin_20_de_20_línea_20_1" draw:marker-end-width="0.25cm" draw:fill="solid" draw:fill-color="#000000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33" style:family="graphic">
      <style:graphic-properties svg:stroke-width="0.101cm" svg:stroke-color="#008000" draw:fill="none" draw:textarea-vertical-align="middle" draw:auto-grow-height="false" fo:min-height="1.321cm" fo:min-width="0.88cm" fo:padding-top="0.049cm" fo:padding-bottom="0.049cm" fo:padding-left="0.049cm" fo:padding-right="0.049cm" style:run-through="foreground"/>
    </style:style>
    <style:style style:name="gr34" style:family="graphic">
      <style:graphic-properties svg:stroke-width="0.101cm" svg:stroke-color="#ff420e" draw:fill="none" draw:textarea-vertical-align="middle" draw:auto-grow-height="false" fo:min-height="1.321cm" fo:min-width="0.88cm" fo:padding-top="0.049cm" fo:padding-bottom="0.049cm" fo:padding-left="0.049cm" fo:padding-right="0.049cm" style:run-through="foreground"/>
    </style:style>
    <style:style style:name="gr35" style:family="graphic">
      <style:graphic-properties svg:stroke-width="0.101cm" svg:stroke-color="#000000" draw:fill="solid" draw:fill-color="#0000ff" draw:textarea-horizontal-align="justify" draw:textarea-vertical-align="middle" draw:auto-grow-height="false" fo:padding-top="0.049cm" fo:padding-bottom="0.049cm" fo:padding-left="0.049cm" fo:padding-right="0.049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XMM1 –</text:span><text:span text:style-name="T2"> </text:span><text:span text:style-name="T17">(</text:span><text:span text:style-name="T18">RANGO “A” </text:span><text:span text:style-name="T17">= [0,152])</text:span></text:p>
      <text:p text:style-name="P27">15<text:tab/><text:tab/><text:tab/><text:tab/><text:tab/><text:tab/><text:tab/><text:tab/><text:tab/><text:tab/><text:tab/><text:tab/><text:tab/> <text:s text:c="4"/>0</text:p>
      <table:table table:name="Tabla8" table:style-name="Tabla8">
        <table:table-column table:style-name="Tabla8.A" table:number-columns-repeated="4"/>
        <table:table-row>
          <table:table-cell table:style-name="Tabla8.A1" office:value-type="string">
            <text:p text:style-name="P10"><text:span text:style-name="T5">(</text:span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text:span text:style-name="T5">) </text:span><text:span text:style-name="T12">&lt;=</text:span><text:span text:style-name="T5"> 152 ?</text:span></text:p>
          </table:table-cell>
          <table:table-cell table:style-name="Tabla8.B1" office:value-type="string">
            <text:p text:style-name="P10"><text:span text:style-name="T5">(</text:span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text:span text:style-name="T5">) </text:span><text:span text:style-name="T12">&lt;=</text:span><text:span text:style-name="T5"> 152 ?</text:span></text:p>
          </table:table-cell>
          <table:table-cell table:style-name="Tabla8.A1" office:value-type="string">
            <text:p text:style-name="P10"><text:span text:style-name="T5">(</text:span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text:span text:style-name="T5">) </text:span><text:span text:style-name="T12">&lt;=</text:span><text:span text:style-name="T5"> 152 ?</text:span></text:p>
          </table:table-cell>
          <table:table-cell table:style-name="Tabla8.D1" office:value-type="string">
            <text:p text:style-name="P23"><text:span text:style-name="T5">(</text:span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text:span text:style-name="T5">) </text:span><text:span text:style-name="T12">&lt;=</text:span><text:span text:style-name="T5"> 152 ?</text:span></text:p>
          </table:table-cell>
        </table:table-row>
      </table:table>
      <text:p text:style-name="P2"><draw:g text:anchor-type="paragraph" draw:z-index="0" draw:style-name="gr1"><draw:line draw:style-name="gr2" draw:text-style-name="P28" svg:x1="-0.319cm" svg:y1="0.24cm" svg:x2="17.614cm" svg:y2="0.24cm"><text:p/></draw:line><draw:line draw:style-name="gr3" draw:text-style-name="P28" svg:x1="-0.319cm" svg:y1="0.201cm" svg:x2="-0.323cm" svg:y2="7.357cm"><text:p/></draw:line><draw:line draw:style-name="gr3" draw:text-style-name="P28" svg:x1="17.613cm" svg:y1="0.253cm" svg:x2="17.609cm" svg:y2="7.409cm"><text:p/></draw:line><draw:line draw:style-name="gr2" draw:text-style-name="P28" svg:x1="-0.319cm" svg:y1="7.408cm" svg:x2="17.614cm" svg:y2="7.408cm"><text:p/></draw:line></draw:g><text:span text:style-name="T3"/></text:p>
      <text:p text:style-name="P1"><text:span text:style-name="T1">XMM1 </text:span><text:span text:style-name="T2">(ejemplo con números)<text:tab/><text:tab/><text:tab/><text:tab/></text:span><text:span text:style-name="T17">Operación </text:span><text:span text:style-name="T18">“</text:span><text:span text:style-name="T4">AND</text:span><text:span text:style-name="T17">”</text:span></text:p>
      <text:p text:style-name="P25">15<text:span text:style-name="T16"><text:tab/><text:tab/><text:tab/><text:tab/><text:tab/></text:span><text:tab/><text:tab/><text:tab/><text:tab/><text:tab/><text:tab/><text:tab/><text:tab/> <text:s text:c="4"/>0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0"><draw:line text:anchor-type="paragraph" draw:z-index="16" draw:style-name="gr26" draw:text-style-name="P28" svg:x1="10.924cm" svg:y1="4.759cm" svg:x2="10.058cm" svg:y2="7.177cm"><text:p/></draw:line><draw:line text:anchor-type="paragraph" draw:z-index="17" draw:style-name="gr27" draw:text-style-name="P28" svg:x1="10.552cm" svg:y1="2.152cm" svg:x2="10.077cm" svg:y2="2.152cm"><text:p/></draw:line><draw:line text:anchor-type="paragraph" draw:z-index="18" draw:style-name="gr28" draw:text-style-name="P28" svg:x1="11.827cm" svg:y1="2.433cm" svg:x2="11.416cm" svg:y2="2.327cm"><text:p/></draw:line><draw:line text:anchor-type="paragraph" draw:z-index="19" draw:style-name="gr29" draw:text-style-name="P28" svg:x1="10.552cm" svg:y1="2.527cm" svg:x2="10.077cm" svg:y2="2.527cm"><text:p/></draw:line><draw:line text:anchor-type="paragraph" draw:z-index="20" draw:style-name="gr30" draw:text-style-name="P28" svg:x1="10.118cm" svg:y1="3.745cm" svg:x2="10.077cm" svg:y2="2.526cm"><text:p/></draw:line><draw:line text:anchor-type="paragraph" draw:z-index="21" draw:style-name="gr31" draw:text-style-name="P28" svg:x1="11.275cm" svg:y1="3.819cm" svg:x2="11.827cm" svg:y2="2.327cm"><text:p/></draw:line><draw:custom-shape text:anchor-type="paragraph" draw:z-index="22" draw:style-name="gr22" draw:text-style-name="P28" svg:width="0.354cm" svg:height="3.968cm" draw:transform="rotate (1.5707963267949) translate (0.00029166666666606cm 0.353069444444444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paragraph" draw:z-index="23" draw:style-name="gr32" draw:text-style-name="P28" svg:x1="10.123cm" svg:y1="0.914cm" svg:x2="10.077cm" svg:y2="2.152cm"><text:p/></draw:line><draw:custom-shape text:anchor-type="paragraph" draw:z-index="24" draw:style-name="gr24" draw:text-style-name="P28" svg:width="0.354cm" svg:height="3.968cm" draw:transform="rotate (-1.5707963267949) translate (3.96709722222222cm -0.000291666666666629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5" draw:style-name="gr25" draw:text-style-name="P29" svg:width="0.865cm" svg:height="0.865cm" svg:x="0cm" svg:y="0cm"><text:p text:style-name="P29"><text:span text:style-name="T19"><text:s/></text:span><text:span text:style-name="T19">AND</text:span></text:p><draw:enhanced-geometry svg:viewBox="0 0 21600 21600" draw:glue-points="10800 0 0 10800 10800 21600 21600 10800" draw:text-areas="0 3100 18500 18500" draw:type="flowchart-delay" draw:enhanced-path="M 10800 0 X 21600 10800 10800 21600 L 0 21600 0 0 Z N"/></draw:custom-shape><draw:g text:anchor-type="paragraph" draw:z-index="26" draw:style-name="gr1"><draw:line draw:style-name="gr6" draw:text-style-name="P28" svg:x1="15.014cm" svg:y1="4.759cm" svg:x2="14.148cm" svg:y2="7.177cm"><text:p/></draw:line><draw:line draw:style-name="gr7" draw:text-style-name="P28" svg:x1="14.643cm" svg:y1="2.152cm" svg:x2="14.168cm" svg:y2="2.152cm"><text:p/></draw:line><draw:line draw:style-name="gr8" draw:text-style-name="P28" svg:x1="15.918cm" svg:y1="2.433cm" svg:x2="15.507cm" svg:y2="2.327cm"><text:p/></draw:line><draw:line draw:style-name="gr9" draw:text-style-name="P28" svg:x1="14.643cm" svg:y1="2.527cm" svg:x2="14.168cm" svg:y2="2.527cm"><text:p/></draw:line><draw:line draw:style-name="gr10" draw:text-style-name="P28" svg:x1="14.209cm" svg:y1="3.745cm" svg:x2="14.168cm" svg:y2="2.526cm"><text:p/></draw:line><draw:line draw:style-name="gr11" draw:text-style-name="P28" svg:x1="15.365cm" svg:y1="3.819cm" svg:x2="15.917cm" svg:y2="2.327cm"><text:p/></draw:line><draw:custom-shape draw:style-name="gr33" draw:text-style-name="P28" svg:width="0.354cm" svg:height="3.968cm" draw:transform="rotate (1.5707963267949) translate (12.22375cm 4.04206944444444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draw:style-name="gr13" draw:text-style-name="P28" svg:x1="14.214cm" svg:y1="0.914cm" svg:x2="14.168cm" svg:y2="2.152cm"><text:p/></draw:line><draw:custom-shape draw:style-name="gr34" draw:text-style-name="P28" svg:width="0.354cm" svg:height="3.968cm" draw:transform="rotate (-1.5707963267949) translate (16.1995555555556cm 0.629708333333333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35" draw:text-style-name="P29" svg:width="0.865cm" svg:height="0.865cm" svg:x="14.642cm" svg:y="1.902cm"><text:p text:style-name="P29"><text:span text:style-name="T19"><text:s/></text:span><text:span text:style-name="T19">AND</text:span></text:p><draw:enhanced-geometry svg:viewBox="0 0 21600 21600" draw:glue-points="10800 0 0 10800 10800 21600 21600 10800" draw:text-areas="0 3100 18500 18500" draw:type="flowchart-delay" draw:enhanced-path="M 10800 0 X 21600 10800 10800 21600 L 0 21600 0 0 Z N"/></draw:custom-shape></draw:g><text:span text:style-name="T13">0xFFFFFFFF</text:span></text:p>
          </table:table-cell>
          <table:table-cell table:style-name="Tabla1.B1" office:value-type="string">
            <text:p text:style-name="P18"><text:span text:style-name="T14">0x00000000</text:span></text:p>
          </table:table-cell>
          <table:table-cell table:style-name="Tabla1.B1" office:value-type="string">
            <text:p text:style-name="P19"><text:span text:style-name="T14">0x00000000</text:span></text:p>
          </table:table-cell>
          <table:table-cell table:style-name="Tabla1.D1" office:value-type="string">
            <text:p text:style-name="P24"><text:span text:style-name="T13">0xFFFFFFFF</text:span></text:p>
          </table:table-cell>
        </table:table-row>
      </table:table>
      <text:p text:style-name="P2"><draw:line text:anchor-type="paragraph" draw:z-index="6" draw:style-name="gr16" draw:text-style-name="P28" svg:x1="7.29cm" svg:y1="4.133cm" svg:x2="6.424cm" svg:y2="6.551cm"><text:p/></draw:line><draw:line text:anchor-type="paragraph" draw:z-index="7" draw:style-name="gr17" draw:text-style-name="P28" svg:x1="6.918cm" svg:y1="1.526cm" svg:x2="6.443cm" svg:y2="1.526cm"><text:p/></draw:line><draw:line text:anchor-type="paragraph" draw:z-index="8" draw:style-name="gr18" draw:text-style-name="P28" svg:x1="8.193cm" svg:y1="1.806cm" svg:x2="7.782cm" svg:y2="1.7cm"><text:p/></draw:line><draw:line text:anchor-type="paragraph" draw:z-index="9" draw:style-name="gr19" draw:text-style-name="P28" svg:x1="6.918cm" svg:y1="1.9cm" svg:x2="6.443cm" svg:y2="1.9cm"><text:p/></draw:line><draw:line text:anchor-type="paragraph" draw:z-index="10" draw:style-name="gr20" draw:text-style-name="P28" svg:x1="6.484cm" svg:y1="3.119cm" svg:x2="6.443cm" svg:y2="1.9cm"><text:p/></draw:line><draw:line text:anchor-type="paragraph" draw:z-index="11" draw:style-name="gr21" draw:text-style-name="P28" svg:x1="7.641cm" svg:y1="3.192cm" svg:x2="8.193cm" svg:y2="1.7cm"><text:p/></draw:line><draw:custom-shape text:anchor-type="paragraph" draw:z-index="12" draw:style-name="gr22" draw:text-style-name="P28" svg:width="0.354cm" svg:height="3.968cm" draw:transform="rotate (1.5707963267949) translate (-0.000319444444444343cm 0.352888888888889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paragraph" draw:z-index="13" draw:style-name="gr23" draw:text-style-name="P28" svg:x1="6.489cm" svg:y1="0.288cm" svg:x2="6.443cm" svg:y2="1.526cm"><text:p/></draw:line><draw:custom-shape text:anchor-type="paragraph" draw:z-index="14" draw:style-name="gr24" draw:text-style-name="P28" svg:width="0.354cm" svg:height="3.968cm" draw:transform="rotate (-1.5707963267949) translate (3.96648611111111cm -0.000472222222222222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5" draw:style-name="gr25" draw:text-style-name="P29" svg:width="0.865cm" svg:height="0.865cm" svg:x="0cm" svg:y="0cm"><text:p text:style-name="P29"><text:span text:style-name="T19"><text:s/></text:span><text:span text:style-name="T19">AND</text:span></text:p><draw:enhanced-geometry svg:viewBox="0 0 21600 21600" draw:glue-points="10800 0 0 10800 10800 21600 21600 10800" draw:text-areas="0 3100 18500 18500" draw:type="flowchart-delay" draw:enhanced-path="M 10800 0 X 21600 10800 10800 21600 L 0 21600 0 0 Z N"/></draw:custom-shape><text:span text:style-name="T3"/></text:p>
      <text:p text:style-name="P6"><text:span text:style-name="T3"/></text:p>
      <text:p text:style-name="P2"><text:span text:style-name="T3"/></text:p>
      <text:p text:style-name="P2"/>
      <text:p text:style-name="P3">MÁSCARA</text:p>
      <text:p text:style-name="P25">15<text:tab/><text:tab/><text:tab/><text:tab/><text:tab/><text:tab/><text:tab/><text:tab/><text:tab/><text:tab/><text:tab/><text:tab/><text:tab/> <text:s text:c="4"/>0</text:p>
      <table:table table:name="Tabla2" table:style-name="Tabla2">
        <table:table-column table:style-name="Tabla2.A" table:number-columns-repeated="16"/>
        <table:table-row>
          <table:table-cell table:style-name="Tabla2.A1" office:value-type="string">
            <text:p text:style-name="P14"><text:span text:style-name="T14">0x00</text:span></text:p>
          </table:table-cell>
          <table:table-cell table:style-name="Tabla2.A1" office:value-type="string">
            <text:p text:style-name="P14">0x<text:span text:style-name="T14">00</text:span></text:p>
          </table:table-cell>
          <table:table-cell table:style-name="Tabla2.C1" office:value-type="string">
            <text:p text:style-name="P16">0x<text:span text:style-name="T14">FF</text:span></text:p>
          </table:table-cell>
          <table:table-cell table:style-name="Tabla2.A1" office:value-type="string">
            <text:p text:style-name="P11">0x<text:span text:style-name="T14">00</text:span></text:p>
          </table:table-cell>
          <table:table-cell table:style-name="Tabla2.E1" office:value-type="string">
            <text:p text:style-name="P14">0x<text:span text:style-name="T14">00</text:span></text:p>
          </table:table-cell>
          <table:table-cell table:style-name="Tabla2.E1" office:value-type="string">
            <text:p text:style-name="P14">0x<text:span text:style-name="T14">00</text:span></text:p>
          </table:table-cell>
          <table:table-cell table:style-name="Tabla2.G1" office:value-type="string">
            <text:p text:style-name="P16">0x<text:span text:style-name="T14">FF</text:span></text:p>
          </table:table-cell>
          <table:table-cell table:style-name="Tabla2.E1" office:value-type="string">
            <text:p text:style-name="P11">0x<text:span text:style-name="T14">00</text:span></text:p>
          </table:table-cell>
          <table:table-cell table:style-name="Tabla2.A1" office:value-type="string">
            <text:p text:style-name="P14">0x<text:span text:style-name="T14">00</text:span></text:p>
          </table:table-cell>
          <table:table-cell table:style-name="Tabla2.A1" office:value-type="string">
            <text:p text:style-name="P14">0x<text:span text:style-name="T14">00</text:span></text:p>
          </table:table-cell>
          <table:table-cell table:style-name="Tabla2.C1" office:value-type="string">
            <text:p text:style-name="P16">0x<text:span text:style-name="T14">FF</text:span></text:p>
          </table:table-cell>
          <table:table-cell table:style-name="Tabla2.A1" office:value-type="string">
            <text:p text:style-name="P11">0x<text:span text:style-name="T14">00</text:span></text:p>
          </table:table-cell>
          <table:table-cell table:style-name="Tabla2.E1" office:value-type="string">
            <text:p text:style-name="P11">0x<text:span text:style-name="T14">00</text:span></text:p>
          </table:table-cell>
          <table:table-cell table:style-name="Tabla2.E1" office:value-type="string">
            <text:p text:style-name="P11">0x<text:span text:style-name="T14">00</text:span></text:p>
          </table:table-cell>
          <table:table-cell table:style-name="Tabla2.G1" office:value-type="string">
            <text:p text:style-name="P16">0x<text:span text:style-name="T14">FF</text:span></text:p>
          </table:table-cell>
          <table:table-cell table:style-name="Tabla2.P1" office:value-type="string">
            <text:p text:style-name="P11">0x<text:span text:style-name="T14">00</text:span></text:p>
          </table:table-cell>
        </table:table-row>
      </table:table>
      <text:p text:style-name="P6"><draw:g text:anchor-type="paragraph" draw:z-index="5" draw:style-name="gr1"><draw:line draw:style-name="gr6" draw:text-style-name="P28" svg:x1="3.199cm" svg:y1="0.033cm" svg:x2="2.333cm" svg:y2="2.451cm"><text:p/></draw:line><draw:line draw:style-name="gr7" draw:text-style-name="P28" svg:x1="2.828cm" svg:y1="-2.574cm" svg:x2="2.353cm" svg:y2="-2.574cm"><text:p/></draw:line><draw:line draw:style-name="gr8" draw:text-style-name="P28" svg:x1="4.103cm" svg:y1="-2.293cm" svg:x2="3.692cm" svg:y2="-2.399cm"><text:p/></draw:line><draw:line draw:style-name="gr9" draw:text-style-name="P28" svg:x1="2.828cm" svg:y1="-2.199cm" svg:x2="2.353cm" svg:y2="-2.199cm"><text:p/></draw:line><draw:line draw:style-name="gr10" draw:text-style-name="P28" svg:x1="2.394cm" svg:y1="-0.981cm" svg:x2="2.353cm" svg:y2="-2.2cm"><text:p/></draw:line><draw:line draw:style-name="gr11" draw:text-style-name="P28" svg:x1="3.55cm" svg:y1="-0.907cm" svg:x2="4.102cm" svg:y2="-2.399cm"><text:p/></draw:line><draw:custom-shape draw:style-name="gr12" draw:text-style-name="P28" svg:width="0.354cm" svg:height="3.968cm" draw:transform="rotate (1.5707963267949) translate (0.409222222222222cm -0.684388888888889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draw:style-name="gr13" draw:text-style-name="P28" svg:x1="2.399cm" svg:y1="-3.812cm" svg:x2="2.353cm" svg:y2="-2.574cm"><text:p/></draw:line><draw:custom-shape draw:style-name="gr14" draw:text-style-name="P28" svg:width="0.354cm" svg:height="3.968cm" draw:transform="rotate (-1.5707963267949) translate (4.38502777777778cm -4.09575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15" draw:text-style-name="P29" svg:width="0.865cm" svg:height="0.865cm" svg:x="2.827cm" svg:y="-2.824cm"><text:p text:style-name="P29"><text:span text:style-name="T19"><text:s/></text:span><text:span text:style-name="T19">AND</text:span></text:p><draw:enhanced-geometry svg:viewBox="0 0 21600 21600" draw:glue-points="10800 0 0 10800 10800 21600 21600 10800" draw:text-areas="0 3100 18500 18500" draw:type="flowchart-delay" draw:enhanced-path="M 10800 0 X 21600 10800 10800 21600 L 0 21600 0 0 Z N"/></draw:custom-shape></draw:g></text:p>
      <text:p text:style-name="P4"><text:span text:style-name="T15"/></text:p>
      <text:p text:style-name="P4"><text:span text:style-name="T15">Resultado</text:span></text:p>
      <text:p text:style-name="P5"><text:span text:style-name="T16">XMM1</text:span></text:p>
      <text:p text:style-name="P26">15<text:tab/><text:tab/><text:tab/><text:tab/><text:tab/><text:tab/><text:tab/><text:tab/><text:tab/><text:tab/><text:tab/><text:tab/><text:tab/> <text:s text:c="4"/>0</text:p>
      <table:table table:name="Tabla3" table:style-name="Tabla3">
        <table:table-column table:style-name="Tabla3.A" table:number-columns-repeated="16"/>
        <table:table-row>
          <table:table-cell table:style-name="Tabla3.A1" office:value-type="string">
            <text:p text:style-name="P15"><text:span text:style-name="T14">0x00</text:span></text:p>
          </table:table-cell>
          <table:table-cell table:style-name="Tabla3.A1" office:value-type="string">
            <text:p text:style-name="P15">0x<text:span text:style-name="T14">00</text:span></text:p>
          </table:table-cell>
          <table:table-cell table:style-name="Tabla3.C1" office:value-type="string">
            <text:p text:style-name="P17">0x<text:span text:style-name="T14">FF</text:span></text:p>
          </table:table-cell>
          <table:table-cell table:style-name="Tabla3.A1" office:value-type="string">
            <text:p text:style-name="P12">0x<text:span text:style-name="T14">00</text:span></text:p>
          </table:table-cell>
          <table:table-cell table:style-name="Tabla3.E1" office:value-type="string">
            <text:p text:style-name="P22">0x<text:span text:style-name="T14">00</text:span></text:p>
          </table:table-cell>
          <table:table-cell table:style-name="Tabla3.E1" office:value-type="string">
            <text:p text:style-name="P22">0x<text:span text:style-name="T14">00</text:span></text:p>
          </table:table-cell>
          <table:table-cell table:style-name="Tabla3.E1" office:value-type="string">
            <text:p text:style-name="P20"><text:span text:style-name="T14">0x00</text:span></text:p>
          </table:table-cell>
          <table:table-cell table:style-name="Tabla3.E1" office:value-type="string">
            <text:p text:style-name="P21">0x<text:span text:style-name="T14">00</text:span></text:p>
          </table:table-cell>
          <table:table-cell table:style-name="Tabla3.E1" office:value-type="string">
            <text:p text:style-name="P22">0x<text:span text:style-name="T14">00</text:span></text:p>
          </table:table-cell>
          <table:table-cell table:style-name="Tabla3.E1" office:value-type="string">
            <text:p text:style-name="P22">0x<text:span text:style-name="T14">00</text:span></text:p>
          </table:table-cell>
          <table:table-cell table:style-name="Tabla3.E1" office:value-type="string">
            <text:p text:style-name="P20"><text:span text:style-name="T14">0x00</text:span></text:p>
          </table:table-cell>
          <table:table-cell table:style-name="Tabla3.E1" office:value-type="string">
            <text:p text:style-name="P21">0x<text:span text:style-name="T14">00</text:span></text:p>
          </table:table-cell>
          <table:table-cell table:style-name="Tabla3.M1" office:value-type="string">
            <text:p text:style-name="P12">0x<text:span text:style-name="T14">00</text:span></text:p>
          </table:table-cell>
          <table:table-cell table:style-name="Tabla3.M1" office:value-type="string">
            <text:p text:style-name="P12">0x<text:span text:style-name="T14">00</text:span></text:p>
          </table:table-cell>
          <table:table-cell table:style-name="Tabla3.O1" office:value-type="string">
            <text:p text:style-name="P13"><text:span text:style-name="T14">0xFF</text:span></text:p>
          </table:table-cell>
          <table:table-cell table:style-name="Tabla3.P1" office:value-type="string">
            <text:p text:style-name="P12">0x<text:span text:style-name="T14">00</text:span></text:p>
          </table:table-cell>
        </table:table-row>
      </table:table>
      <text:p text:style-name="P7"><text:span text:style-name="T3"/></text:p>
      <text:p text:style-name="P9"><text:span text:style-name="T3"/></text:p>
      <text:p text:style-name="P8"><draw:custom-shape text:anchor-type="paragraph" draw:z-index="1" draw:style-name="gr4" svg:width="1.407cm" svg:height="1.407cm" svg:x="-0.131cm" svg:y="3.235cm"><text:p/><draw:enhanced-geometry svg:viewBox="0 0 21600 21600" draw:glue-points="10800 0 0 10800 10800 21600 21600 10800" draw:text-areas="0 3100 18500 18500" draw:type="flowchart-delay" draw:enhanced-path="M 10800 0 X 21600 10800 10800 21600 L 0 21600 0 0 Z N"/></draw:custom-shape><draw:line text:anchor-type="paragraph" draw:z-index="2" draw:style-name="gr5" draw:text-style-name="P28" svg:x1="-0.13cm" svg:y1="3.642cm" svg:x2="-0.903cm" svg:y2="3.642cm"><text:p/></draw:line><draw:line text:anchor-type="paragraph" draw:z-index="3" draw:style-name="gr5" draw:text-style-name="P28" svg:x1="1.945cm" svg:y1="3.926cm" svg:x2="1.275cm" svg:y2="3.926cm"><text:p/></draw:line><draw:line text:anchor-type="paragraph" draw:z-index="4" draw:style-name="gr5" draw:text-style-name="P28" svg:x1="-0.13cm" svg:y1="4.253cm" svg:x2="-0.903cm" svg:y2="4.253cm"><text:p/></draw:lin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05:44:39.93</meta:creation-date>
    <dc:date>2014-07-15T07:53:31.33</dc:date>
    <meta:editing-duration>PT2H8M32S</meta:editing-duration>
    <meta:editing-cycles>2</meta:editing-cycles>
    <meta:generator>LibreOffice/4.0.2.2$Windows_x86 LibreOffice_project/4c82dcdd6efcd48b1d8bba66bfe1989deee49c3</meta:generator>
    <meta:document-statistic meta:table-count="4" meta:image-count="0" meta:object-count="0" meta:page-count="3" meta:paragraph-count="49" meta:word-count="74" meta:character-count="421" meta:non-whitespace-character-count="324"/>
  </office:meta>
</office:document-meta>
</file>